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issel Technologi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layer="layout" svg:width="25.193cm" svg:height="12.194cm" svg:x="1.15cm" svg:y="5.21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6:24:43.875860793</meta:creation-date>
    <dc:date>2016-07-27T16:25:55.839620642</dc:date>
    <meta:editing-duration>PT1M12S</meta:editing-duration>
    <meta:editing-cycles>1</meta:editing-cycles>
    <meta:document-statistic meta:object-count="29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4cm" svg:height="12.195cm" xlink:href="." xlink:type="simple" chart:class="chart:bar" chart:style-name="ch1">
        <chart:legend chart:legend-position="end" svg:x="22.984cm" svg:y="5.3cm" style:legend-expansion="high" chart:style-name="ch2"/>
        <chart:plot-area chart:style-name="ch3" chart:data-source-has-labels="both" svg:x="0.503cm" svg:y="0.243cm" svg:width="21.978cm" svg:height="11.709cm">
          <chartooo:coordinate-region svg:x="1.124cm" svg:y="0.442cm" svg:width="21.357cm" svg:height="10.86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